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30%"/>
    </style:style>
    <style:style style:name="P2" style:parent-style-name="Standard" style:family="paragraph">
      <style:paragraph-properties fo:text-align="center" fo:line-height="130%"/>
    </style:style>
    <style:style style:name="T3" style:parent-style-name="Основнойшрифтабзаца" style:family="text">
      <style:text-properties style:font-name="Times New Roman" style:font-name-complex="Times New Roman" fo:color="#000000"/>
    </style:style>
    <style:style style:name="P4" style:parent-style-name="Standard" style:family="paragraph">
      <style:paragraph-properties fo:text-align="center" fo:line-height="130%"/>
    </style:style>
    <style:style style:name="P5" style:parent-style-name="Standard" style:family="paragraph">
      <style:paragraph-properties fo:text-align="justify" fo:line-height="130%"/>
    </style:style>
    <style:style style:name="P6" style:parent-style-name="Standard" style:family="paragraph">
      <style:paragraph-properties fo:text-align="justify" fo:line-height="130%"/>
    </style:style>
    <style:style style:name="P7" style:parent-style-name="Standard" style:list-style-name="LFO1" style:family="paragraph">
      <style:paragraph-properties fo:text-align="justify" fo:line-height="130%"/>
    </style:style>
    <style:style style:name="P8" style:parent-style-name="Standard" style:list-style-name="LFO1" style:family="paragraph">
      <style:paragraph-properties fo:text-align="justify" fo:line-height="130%"/>
    </style:style>
    <style:style style:name="P9" style:parent-style-name="Standard" style:list-style-name="LFO1" style:family="paragraph">
      <style:paragraph-properties fo:text-align="justify" fo:line-height="130%"/>
    </style:style>
    <style:style style:name="P10" style:parent-style-name="Standard" style:list-style-name="LFO1" style:family="paragraph">
      <style:paragraph-properties fo:text-align="justify" fo:line-height="130%"/>
    </style:style>
    <style:style style:name="P11" style:parent-style-name="Standard" style:list-style-name="LFO1" style:family="paragraph">
      <style:paragraph-properties fo:text-align="justify" fo:line-height="130%"/>
    </style:style>
    <style:style style:name="P12" style:parent-style-name="Standard" style:list-style-name="LFO1" style:family="paragraph">
      <style:paragraph-properties fo:text-align="justify" fo:line-height="130%"/>
    </style:style>
    <style:style style:name="P13" style:parent-style-name="Standard" style:list-style-name="LFO1" style:family="paragraph">
      <style:paragraph-properties fo:text-align="justify" fo:line-height="130%"/>
    </style:style>
    <style:style style:name="P14" style:parent-style-name="Standard" style:family="paragraph">
      <style:paragraph-properties fo:text-align="justify" fo:line-height="130%"/>
    </style:style>
    <style:style style:name="P15" style:parent-style-name="Standard" style:family="paragraph">
      <style:paragraph-properties fo:text-align="justify" fo:line-height="130%"/>
    </style:style>
    <style:style style:name="P16" style:parent-style-name="Standard" style:list-style-name="LFO2" style:family="paragraph">
      <style:paragraph-properties fo:text-align="justify" fo:line-height="130%"/>
    </style:style>
    <style:style style:name="P17" style:parent-style-name="Standard" style:list-style-name="LFO2" style:family="paragraph">
      <style:paragraph-properties fo:text-align="justify" fo:line-height="130%"/>
    </style:style>
    <style:style style:name="P18" style:parent-style-name="Standard" style:list-style-name="LFO2" style:family="paragraph">
      <style:paragraph-properties fo:text-align="justify" fo:line-height="130%"/>
    </style:style>
    <style:style style:name="P19" style:parent-style-name="Standard" style:list-style-name="LFO2" style:family="paragraph">
      <style:paragraph-properties fo:text-align="justify" fo:line-height="130%"/>
    </style:style>
    <style:style style:name="P20" style:parent-style-name="Standard" style:list-style-name="LFO2" style:family="paragraph">
      <style:paragraph-properties fo:text-align="justify" fo:line-height="130%"/>
    </style:style>
    <style:style style:name="P21" style:parent-style-name="Standard" style:list-style-name="LFO2" style:family="paragraph">
      <style:paragraph-properties fo:text-align="justify" fo:line-height="130%"/>
    </style:style>
    <style:style style:name="P22" style:parent-style-name="Standard" style:list-style-name="LFO2" style:family="paragraph">
      <style:paragraph-properties fo:text-align="justify" fo:line-height="130%"/>
    </style:style>
    <style:style style:name="P23" style:parent-style-name="Standard" style:list-style-name="LFO2" style:family="paragraph">
      <style:paragraph-properties fo:text-align="justify" fo:line-height="130%"/>
    </style:style>
    <style:style style:name="P24" style:parent-style-name="Standard" style:list-style-name="LFO2" style:family="paragraph">
      <style:paragraph-properties fo:text-align="justify" fo:line-height="130%"/>
    </style:style>
    <style:style style:name="P25" style:parent-style-name="Standard" style:list-style-name="LFO2" style:family="paragraph">
      <style:paragraph-properties fo:text-align="justify" fo:line-height="130%"/>
    </style:style>
    <style:style style:name="P26" style:parent-style-name="Standard" style:list-style-name="LFO2" style:family="paragraph">
      <style:paragraph-properties fo:text-align="justify" fo:line-height="130%"/>
    </style:style>
    <style:style style:name="P27" style:parent-style-name="Standard" style:list-style-name="LFO2" style:family="paragraph">
      <style:paragraph-properties fo:text-align="justify" fo:line-height="130%"/>
    </style:style>
    <style:style style:name="P28" style:parent-style-name="Standard" style:family="paragraph">
      <style:paragraph-properties fo:text-align="justify" fo:line-height="130%"/>
    </style:style>
    <style:style style:name="P29" style:parent-style-name="Standard" style:family="paragraph">
      <style:paragraph-properties fo:break-before="page" fo:text-align="justify" fo:line-height="130%"/>
    </style:style>
    <style:style style:name="P30" style:parent-style-name="Standard" style:family="paragraph">
      <style:paragraph-properties fo:text-align="center" fo:line-height="130%"/>
    </style:style>
    <style:style style:name="P31" style:parent-style-name="Standard" style:family="paragraph">
      <style:paragraph-properties fo:text-align="center" fo:line-height="130%"/>
    </style:style>
    <style:style style:name="P32" style:parent-style-name="Standard" style:list-style-name="LFO3" style:family="paragraph">
      <style:paragraph-properties fo:text-align="justify" fo:line-height="130%"/>
    </style:style>
    <style:style style:name="P33" style:parent-style-name="Standard" style:list-style-name="LFO3" style:family="paragraph">
      <style:paragraph-properties fo:text-align="justify" fo:line-height="130%"/>
    </style:style>
    <style:style style:name="P34" style:parent-style-name="Standard" style:list-style-name="LFO3" style:family="paragraph">
      <style:paragraph-properties fo:text-align="justify" fo:line-height="130%"/>
    </style:style>
    <style:style style:name="P35" style:parent-style-name="Standard" style:list-style-name="LFO3" style:family="paragraph">
      <style:paragraph-properties fo:text-align="justify" fo:line-height="130%"/>
    </style:style>
    <style:style style:name="P36" style:parent-style-name="Standard" style:list-style-name="LFO3" style:family="paragraph">
      <style:paragraph-properties fo:text-align="justify" fo:line-height="130%"/>
    </style:style>
    <style:style style:name="P37" style:parent-style-name="Standard" style:list-style-name="LFO3" style:family="paragraph">
      <style:paragraph-properties fo:text-align="justify" fo:line-height="130%"/>
    </style:style>
    <style:style style:name="P38" style:parent-style-name="Standard" style:list-style-name="LFO3" style:family="paragraph">
      <style:paragraph-properties fo:text-align="justify" fo:line-height="130%"/>
    </style:style>
    <style:style style:name="P39" style:parent-style-name="Standard" style:list-style-name="LFO3" style:family="paragraph">
      <style:paragraph-properties fo:text-align="justify" fo:line-height="130%"/>
    </style:style>
    <style:style style:name="P40" style:parent-style-name="Standard" style:list-style-name="LFO3" style:family="paragraph">
      <style:paragraph-properties fo:text-align="justify" fo:line-height="130%"/>
    </style:style>
    <style:style style:name="P41" style:parent-style-name="Standard" style:family="paragraph">
      <style:paragraph-properties fo:text-align="justify" fo:line-height="130%"/>
    </style:style>
    <style:style style:name="P42" style:parent-style-name="Standard" style:family="paragraph">
      <style:paragraph-properties fo:text-align="center" fo:line-height="130%"/>
    </style:style>
    <style:style style:name="P43" style:parent-style-name="Standard" style:family="paragraph">
      <style:paragraph-properties fo:text-align="center" fo:line-height="130%"/>
    </style:style>
    <style:style style:name="P44" style:parent-style-name="Standard" style:family="paragraph">
      <style:paragraph-properties fo:text-align="justify" fo:line-height="130%"/>
    </style:style>
    <style:style style:name="T45" style:parent-style-name="Основнойшрифтабзаца" style:family="text">
      <style:text-properties fo:font-style="italic" style:font-style-asian="italic" style:font-style-complex="italic"/>
    </style:style>
    <style:style style:name="T46" style:parent-style-name="Основнойшрифтабзаца" style:family="text">
      <style:text-properties fo:font-style="italic" style:font-style-asian="italic" style:font-style-complex="italic"/>
    </style:style>
    <style:style style:name="P47" style:parent-style-name="Standard" style:family="paragraph">
      <style:paragraph-properties fo:text-align="justify" fo:line-height="130%"/>
    </style:style>
    <style:style style:name="P48" style:parent-style-name="Standard" style:family="paragraph">
      <style:paragraph-properties fo:text-align="justify" fo:line-height="130%"/>
    </style:style>
    <style:style style:name="TableColumn50" style:family="table-column">
      <style:table-column-properties style:column-width="1.4555in" style:use-optimal-column-width="false"/>
    </style:style>
    <style:style style:name="TableColumn51" style:family="table-column">
      <style:table-column-properties style:column-width="2.0069in" style:use-optimal-column-width="false"/>
    </style:style>
    <style:style style:name="TableColumn52" style:family="table-column">
      <style:table-column-properties style:column-width="1.5569in" style:use-optimal-column-width="false"/>
    </style:style>
    <style:style style:name="TableColumn53" style:family="table-column">
      <style:table-column-properties style:column-width="1.6736in" style:use-optimal-column-width="false"/>
    </style:style>
    <style:style style:name="Table49" style:family="table">
      <style:table-properties style:width="6.6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color="#000000"/>
    </style:style>
    <style:style style:name="P57" style:parent-style-name="TableContents" style:family="paragraph">
      <style:paragraph-properties fo:text-align="center"/>
      <style:text-properties fo:color="#000000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center" fo:line-height="130%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center" fo:line-height="130%"/>
    </style:style>
    <style:style style:name="TableCell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center" fo:line-height="13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color="#000000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justify" fo:line-height="130%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justify" fo:line-height="130%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justify" fo:line-height="130%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color="#000000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justify" fo:line-height="130%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justify" fo:line-height="130%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justify" fo:line-height="130%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justify" fo:line-height="130%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justify" fo:line-height="130%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justify" fo:line-height="130%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color="#000000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justify" fo:line-height="130%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justify" fo:line-height="130%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justify" fo:line-height="130%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000000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justify" fo:line-height="130%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justify" fo:line-height="130%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justify" fo:line-height="13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color="#000000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 fo:line-height="130%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justify" fo:line-height="130%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 fo:text-align="justify" fo:line-height="130%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color="#000000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Standard" style:family="paragraph">
      <style:paragraph-properties fo:text-align="justify" fo:line-height="130%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Standard" style:family="paragraph">
      <style:paragraph-properties fo:text-align="justify" fo:line-height="130%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Standard" style:family="paragraph">
      <style:paragraph-properties fo:text-align="justify" fo:line-height="130%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color="#000000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Standard" style:family="paragraph">
      <style:paragraph-properties fo:text-align="justify" fo:line-height="130%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fo:text-align="justify" fo:line-height="130%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Standard" style:family="paragraph">
      <style:paragraph-properties fo:text-align="justify" fo:line-height="130%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color="#000000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Standard" style:family="paragraph">
      <style:paragraph-properties fo:text-align="justify" fo:line-height="130%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Standard" style:family="paragraph">
      <style:paragraph-properties fo:text-align="justify" fo:line-height="130%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Standard" style:family="paragraph">
      <style:paragraph-properties fo:text-align="justify" fo:line-height="130%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color="#000000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 fo:line-height="130%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fo:text-align="justify" fo:line-height="130%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Standard" style:family="paragraph">
      <style:paragraph-properties fo:text-align="justify" fo:line-height="130%"/>
    </style:style>
    <style:style style:name="P154" style:parent-style-name="Standard" style:family="paragraph">
      <style:paragraph-properties fo:text-align="justify" fo:line-height="130%"/>
    </style:style>
    <style:style style:name="P155" style:parent-style-name="Standard" style:family="paragraph">
      <style:paragraph-properties fo:text-align="justify" fo:line-height="130%"/>
    </style:style>
    <style:style style:name="P156" style:parent-style-name="Standard" style:list-style-name="LFO4" style:family="paragraph">
      <style:paragraph-properties fo:text-align="justify" fo:line-height="130%"/>
    </style:style>
    <style:style style:name="P157" style:parent-style-name="Standard" style:list-style-name="LFO4" style:family="paragraph">
      <style:paragraph-properties fo:text-align="justify" fo:line-height="130%"/>
    </style:style>
    <style:style style:name="P158" style:parent-style-name="Standard" style:list-style-name="LFO4" style:family="paragraph">
      <style:paragraph-properties fo:text-align="justify" fo:line-height="130%"/>
    </style:style>
    <style:style style:name="P159" style:parent-style-name="Standard" style:list-style-name="LFO4" style:family="paragraph">
      <style:paragraph-properties fo:text-align="justify" fo:line-height="130%"/>
    </style:style>
    <style:style style:name="P160" style:parent-style-name="Standard" style:list-style-name="LFO4" style:family="paragraph">
      <style:paragraph-properties fo:text-align="justify" fo:line-height="130%"/>
    </style:style>
    <style:style style:name="P161" style:parent-style-name="Standard" style:list-style-name="LFO4" style:family="paragraph">
      <style:paragraph-properties fo:text-align="justify" fo:line-height="130%"/>
    </style:style>
    <style:style style:name="P162" style:parent-style-name="Standard" style:family="paragraph">
      <style:paragraph-properties fo:text-align="justify" fo:line-height="130%"/>
    </style:style>
    <style:style style:name="P163" style:parent-style-name="Standard" style:family="paragraph">
      <style:paragraph-properties fo:text-align="justify" fo:line-height="130%"/>
    </style:style>
    <style:style style:name="P164" style:parent-style-name="Standard" style:family="paragraph">
      <style:paragraph-properties fo:text-align="justify" fo:line-height="130%"/>
    </style:style>
    <style:style style:name="P165" style:parent-style-name="Standard" style:list-style-name="LFO5" style:family="paragraph">
      <style:paragraph-properties fo:text-align="justify" fo:line-height="130%"/>
    </style:style>
    <style:style style:name="P166" style:parent-style-name="Standard" style:list-style-name="LFO5" style:family="paragraph">
      <style:paragraph-properties fo:text-align="justify" fo:line-height="130%"/>
    </style:style>
    <style:style style:name="P167" style:parent-style-name="Standard" style:list-style-name="LFO5" style:family="paragraph">
      <style:paragraph-properties fo:text-align="justify" fo:line-height="130%"/>
    </style:style>
    <style:style style:name="P168" style:parent-style-name="Standard" style:list-style-name="LFO5" style:family="paragraph">
      <style:paragraph-properties fo:text-align="justify" fo:line-height="130%"/>
    </style:style>
    <style:style style:name="P169" style:parent-style-name="Standard" style:list-style-name="LFO5" style:family="paragraph">
      <style:paragraph-properties fo:text-align="justify" fo:line-height="130%"/>
    </style:style>
    <style:style style:name="P170" style:parent-style-name="Standard" style:list-style-name="LFO5" style:family="paragraph">
      <style:paragraph-properties fo:text-align="justify" fo:line-height="130%"/>
    </style:style>
    <style:style style:name="P171" style:parent-style-name="Standard" style:list-style-name="LFO5" style:family="paragraph">
      <style:paragraph-properties fo:text-align="justify" fo:line-height="130%"/>
    </style:style>
    <style:style style:name="P172" style:parent-style-name="Standard" style:list-style-name="LFO5" style:family="paragraph">
      <style:paragraph-properties fo:text-align="justify" fo:line-height="130%"/>
    </style:style>
    <style:style style:name="P173" style:parent-style-name="Standard" style:family="paragraph">
      <style:paragraph-properties fo:text-align="justify" fo:line-height="130%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Лабораторная работа № 5</text:p>
      <text:p text:style-name="P2">“<text:span text:style-name="T3">Использование библиотеки STL</text:span>”</text:p>
      <text:p text:style-name="P4"/>
      <text:p text:style-name="P5"><text:tab/>Написать и отладить три программы. Первая программа демонстрирует использование контейнерных классов для хранения встроенных типов данных. Вторая программа<text:s/>демонстрирует использование контейнерных классов для хранения пользовательских типов данных. Третья программа демонстрирует использование алгоритмов STL.</text:p>
      <text:p text:style-name="P6"><text:tab/>В первой программе необходимо выполнить следующее:</text:p>
      <text:list text:style-name="LFO1" text:continue-numbering="true">
        <text:list-item>
          <text:p text:style-name="P7">Создать объект‑контейнер в соответствии с вариантом задания и заполнить его данными, тип которых определяется вариантом задания.</text:p>
        </text:list-item>
        <text:list-item>
          <text:p text:style-name="P8">Просмотреть контейнер.</text:p>
        </text:list-item>
        <text:list-item>
          <text:p text:style-name="P9">Изменить контейнер, удалив из него одни элементы и заменив другие.</text:p>
        </text:list-item>
        <text:list-item>
          <text:p text:style-name="P10">Просмотреть контейнер, используя для доступа к его элементам итераторы.</text:p>
        </text:list-item>
        <text:list-item>
          <text:p text:style-name="P11">Создать второй<text:s/>контейнер этого же класса и заполнить его данными того же типа, что и первый контейнер.</text:p>
        </text:list-item>
        <text:list-item>
          <text:p text:style-name="P12">Изменить первый контейнер, удалив из него n элементов после заданного и добавив затем в него все элементы из второго контейнера.</text:p>
        </text:list-item>
        <text:list-item>
          <text:p text:style-name="P13">Просмотреть первый и второй контейнеры.</text:p>
        </text:list-item>
      </text:list>
      <text:p text:style-name="P14"><text:tab/>Во второй программе выполнить то же самое, но для данных пользовательского типа.</text:p>
      <text:p text:style-name="P15"><text:tab/>В третьей программе выполнить следующее:</text:p>
      <text:list text:style-name="LFO2" text:continue-numbering="true">
        <text:list-item>
          <text:p text:style-name="P16">Создать контейнер, содержащий объекты пользовательского типа. Тип контейнера выбирается в соответствии с вариантом задания.</text:p>
        </text:list-item>
        <text:list-item>
          <text:p text:style-name="P17">Отсортировать его по убыванию элементов.</text:p>
        </text:list-item>
        <text:list-item>
          <text:p text:style-name="P18">Просмотреть контейнер.</text:p>
        </text:list-item>
        <text:list-item>
          <text:p text:style-name="P19">Используя подходящий алгоритм, найти в контейнере элемент, удовлетворяющий заданному условию.</text:p>
        </text:list-item>
        <text:list-item>
          <text:p text:style-name="P20">Переместить элементы, удовлетворяющие заданному условию в другой (предварительно пустой) контейнер. Тип второго контейнера определяется вариантом задания.</text:p>
        </text:list-item>
        <text:list-item>
          <text:p text:style-name="P21">Просмотреть второй контейнер.</text:p>
        </text:list-item>
        <text:list-item>
          <text:p text:style-name="P22">Отсортировать первый и второй контейнеры по возрастанию элементов.</text:p>
        </text:list-item>
        <text:list-item>
          <text:p text:style-name="P23">Просмотреть их.</text:p>
        </text:list-item>
        <text:list-item>
          <text:p text:style-name="P24">Получить третий контейнер путем слияния первых двух.</text:p>
        </text:list-item>
        <text:list-item>
          <text:p text:style-name="P25">Просмотреть третий контейнер.</text:p>
        </text:list-item>
        <text:list-item>
          <text:p text:style-name="P26">Подсчитать, сколько элементов, удовлетворяющих заданному условию, содержит третий контейнер.</text:p>
        </text:list-item>
        <text:list-item>
          <text:p text:style-name="P27">Определить, есть ли в третьем контейнере элемент, удовлетворяющий заданному условию.</text:p>
        </text:list-item>
      </text:list>
      <text:p text:style-name="P28"/>
      <text:p text:style-name="P29"/>
      <text:p text:style-name="P30">Методические указания.</text:p>
      <text:p text:style-name="P31"/>
      <text:list text:style-name="LFO3" text:continue-numbering="true">
        <text:list-item>
          <text:p text:style-name="P32">В качестве пользовательского типа данных использовать любой пользовательский класс из лабораторной работы № 2.</text:p>
        </text:list-item>
        <text:list-item>
          <text:p text:style-name="P33">Для вставки и удаления элементов контейнера во второй программе использовать соответствующие операции, определённые в классе контейнера.</text:p>
        </text:list-item>
        <text:list-item>
          <text:p text:style-name="P34">Для создания второго контейнера в третьей программе можно использовать либо алгоритм remove_copy_if, либо определить свой алгоритм copy_if, которого нет в STL.</text:p>
        </text:list-item>
        <text:list-item>
          <text:p text:style-name="P35">Для поиска элемента в коллекции можно использовать алгоритм find_if, либо for_each, либо binary_search, если контейнер отсортирован.</text:p>
        </text:list-item>
        <text:list-item>
          <text:p text:style-name="P36">Для сравнения элементов при сортировке по возрастанию используется операция &lt;, которая должна быть перегружена в пользовательском классе. Для сортировки по убыванию следует написать функцию comp и использовать вторую версию алгоритма sort.</text:p>
        </text:list-item>
        <text:list-item>
          <text:p text:style-name="P37">Условия поиска и замены элементов выбираются самостоятельно и для них пишется функция‑предикат.</text:p>
        </text:list-item>
        <text:list-item>
          <text:p text:style-name="P38">Для ввода-вывода объектов пользовательского класса следует перегрузить операции “&gt;&gt;” и “&lt;&lt;”.</text:p>
        </text:list-item>
        <text:list-item>
          <text:p text:style-name="P39">Некоторые алгоритмы могут не поддерживать используемые в задании контейнеры. Например, алгоритм sort не поддерживает контейнеры, которые не имеют итераторов произвольного доступа. В этом случае следует написать свой алгоритм. Например, для стека алгоритм сортировки может выполняться следующим образом: переписать стек в вектор, отсортировать вектор, переписать вектор в стек.</text:p>
        </text:list-item>
        <text:list-item>
          <text:p text:style-name="P40">При перемещении элементов ассоциативного контейнера в неассоциативный перемещаются только данные (ключи не перемещаются). И наоборот, при перемещении элементов неассоциативного контейнера в ассоциативный должен быть сформирован ключ.</text:p>
        </text:list-item>
      </text:list>
      <text:p text:style-name="P41"/>
      <text:p text:style-name="P42">Варианты заданий</text:p>
      <text:p text:style-name="P43"/>
      <text:p text:style-name="P44"><text:tab/>Номер варианта<text:s/><text:span text:style-name="T45">i</text:span><text:s/>определяется согласно номера студента в журнале<text:s/><text:span text:style-name="T46">N</text:span><text:s/>по формуле:</text:p>
      <text:p text:style-name="P47"><draw:frame draw:style-name="a0" text:anchor-type="as-char" svg:x="0in" svg:y="0in" svg:width="1.11458in" svg:height="0.375in" style:rel-width="scale" style:rel-height="scale"><draw:object xlink:href="Object 1/" xlink:type="simple" xlink:show="embed" xlink:actuate="onLoad"/></draw:frame>. Варианты заданий приведены в таблице.</text:p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Номер</text:p>
            <text:p text:style-name="P57">варианта</text:p>
          </table:table-cell>
          <table:table-cell table:style-name="TableCell58">
            <text:p text:style-name="P59">Первый <text:s/>контейнер</text:p>
          </table:table-cell>
          <table:table-cell table:style-name="TableCell60">
            <text:p text:style-name="P61">Второй <text:s/>контейнер</text:p>
          </table:table-cell>
          <table:table-cell table:style-name="TableCell62">
            <text:p text:style-name="P63">Встроенный тип данных</text:p>
          </table:table-cell>
        </table:table-row>
        <table:table-row table:style-name="TableRow64">
          <table:table-cell table:style-name="TableCell65">
            <text:p text:style-name="P66">1</text:p>
          </table:table-cell>
          <table:table-cell table:style-name="TableCell67">
            <text:p text:style-name="P68"><text:s text:c="2"/>vector</text:p>
          </table:table-cell>
          <table:table-cell table:style-name="TableCell69">
            <text:p text:style-name="P70"><text:s text:c="2"/>list</text:p>
          </table:table-cell>
          <table:table-cell table:style-name="TableCell71">
            <text:p text:style-name="P72"><text:s/>int</text:p>
          </table:table-cell>
        </table:table-row>
        <table:table-row table:style-name="TableRow73">
          <table:table-cell table:style-name="TableCell74">
            <text:p text:style-name="P75">2</text:p>
          </table:table-cell>
          <table:table-cell table:style-name="TableCell76">
            <text:p text:style-name="P77"><text:s text:c="2"/>list</text:p>
          </table:table-cell>
          <table:table-cell table:style-name="TableCell78">
            <text:p text:style-name="P79"><text:s text:c="2"/>deque</text:p>
          </table:table-cell>
          <table:table-cell table:style-name="TableCell80">
            <text:p text:style-name="P81"><text:s/>long</text:p>
          </table:table-cell>
        </table:table-row>
        <table:table-row table:style-name="TableRow82">
          <table:table-cell table:style-name="TableCell83">
            <text:p text:style-name="P84">3</text:p>
          </table:table-cell>
          <table:table-cell table:style-name="TableCell85">
            <text:p text:style-name="P86"><text:s text:c="2"/>deque</text:p>
          </table:table-cell>
          <table:table-cell table:style-name="TableCell87">
            <text:p text:style-name="P88"><text:s text:c="2"/>stack</text:p>
          </table:table-cell>
          <table:table-cell table:style-name="TableCell89">
            <text:p text:style-name="P90"><text:s/>float</text:p>
          </table:table-cell>
        </table:table-row>
        <table:table-row table:style-name="TableRow91">
          <table:table-cell table:style-name="TableCell92">
            <text:p text:style-name="P93">4</text:p>
          </table:table-cell>
          <table:table-cell table:style-name="TableCell94">
            <text:p text:style-name="P95"><text:s text:c="2"/>stack</text:p>
          </table:table-cell>
          <table:table-cell table:style-name="TableCell96">
            <text:p text:style-name="P97"><text:s text:c="2"/>queue</text:p>
          </table:table-cell>
          <table:table-cell table:style-name="TableCell98">
            <text:p text:style-name="P99"><text:s/>double</text:p>
          </table:table-cell>
        </table:table-row>
        <table:table-row table:style-name="TableRow100">
          <table:table-cell table:style-name="TableCell101">
            <text:p text:style-name="P102">5</text:p>
          </table:table-cell>
          <table:table-cell table:style-name="TableCell103">
            <text:p text:style-name="P104"><text:s text:c="2"/>queue</text:p>
          </table:table-cell>
          <table:table-cell table:style-name="TableCell105">
            <text:p text:style-name="P106"><text:s text:c="2"/>vector</text:p>
          </table:table-cell>
          <table:table-cell table:style-name="TableCell107">
            <text:p text:style-name="P108"><text:s/>char</text:p>
          </table:table-cell>
        </table:table-row>
        <table:table-row table:style-name="TableRow109">
          <table:table-cell table:style-name="TableCell110">
            <text:p text:style-name="P111">6</text:p>
          </table:table-cell>
          <table:table-cell table:style-name="TableCell112">
            <text:p text:style-name="P113"><text:s text:c="2"/>vector</text:p>
          </table:table-cell>
          <table:table-cell table:style-name="TableCell114">
            <text:p text:style-name="P115"><text:s text:c="2"/>stack</text:p>
          </table:table-cell>
          <table:table-cell table:style-name="TableCell116">
            <text:p text:style-name="P117"><text:s/>string</text:p>
          </table:table-cell>
        </table:table-row>
        <table:table-row table:style-name="TableRow118">
          <table:table-cell table:style-name="TableCell119">
            <text:p text:style-name="P120">7</text:p>
          </table:table-cell>
          <table:table-cell table:style-name="TableCell121">
            <text:p text:style-name="P122"><text:s text:c="2"/>map</text:p>
          </table:table-cell>
          <table:table-cell table:style-name="TableCell123">
            <text:p text:style-name="P124"><text:s text:c="2"/>list</text:p>
          </table:table-cell>
          <table:table-cell table:style-name="TableCell125">
            <text:p text:style-name="P126"><text:s/>long</text:p>
          </table:table-cell>
        </table:table-row>
        <table:table-row table:style-name="TableRow127">
          <table:table-cell table:style-name="TableCell128">
            <text:p text:style-name="P129">8</text:p>
          </table:table-cell>
          <table:table-cell table:style-name="TableCell130">
            <text:p text:style-name="P131"><text:s text:c="2"/>multimap</text:p>
          </table:table-cell>
          <table:table-cell table:style-name="TableCell132">
            <text:p text:style-name="P133"><text:s text:c="2"/>deque</text:p>
          </table:table-cell>
          <table:table-cell table:style-name="TableCell134">
            <text:p text:style-name="P135"><text:s/>float</text:p>
          </table:table-cell>
        </table:table-row>
        <table:table-row table:style-name="TableRow136">
          <table:table-cell table:style-name="TableCell137">
            <text:p text:style-name="P138">9</text:p>
          </table:table-cell>
          <table:table-cell table:style-name="TableCell139">
            <text:p text:style-name="P140"><text:s text:c="2"/>set</text:p>
          </table:table-cell>
          <table:table-cell table:style-name="TableCell141">
            <text:p text:style-name="P142"><text:s text:c="2"/>stack</text:p>
          </table:table-cell>
          <table:table-cell table:style-name="TableCell143">
            <text:p text:style-name="P144"><text:s/>int</text:p>
          </table:table-cell>
        </table:table-row>
        <table:table-row table:style-name="TableRow145">
          <table:table-cell table:style-name="TableCell146">
            <text:p text:style-name="P147">10</text:p>
          </table:table-cell>
          <table:table-cell table:style-name="TableCell148">
            <text:p text:style-name="P149"><text:s text:c="2"/>multiset</text:p>
          </table:table-cell>
          <table:table-cell table:style-name="TableCell150">
            <text:p text:style-name="P151"><text:s text:c="2"/>queue</text:p>
          </table:table-cell>
          <table:table-cell table:style-name="TableCell152">
            <text:p text:style-name="P153"><text:s/>char</text:p>
          </table:table-cell>
        </table:table-row>
      </table:table>
      <text:p text:style-name="P154"/>
      <text:p text:style-name="P155"><text:s/><text:tab/>Содержание отчёта</text:p>
      <text:list text:style-name="LFO4" text:continue-numbering="true">
        <text:list-item>
          <text:p text:style-name="P156">Постановка задачи.</text:p>
        </text:list-item>
        <text:list-item>
          <text:p text:style-name="P157">Определение<text:s/>пользовательского класса.</text:p>
        </text:list-item>
        <text:list-item>
          <text:p text:style-name="P158">Определения используемых в программах компонентных функций для работы с контейнером, включая конструкторы.</text:p>
        </text:list-item>
        <text:list-item>
          <text:p text:style-name="P159">Объяснение этих функций.</text:p>
        </text:list-item>
        <text:list-item>
          <text:p text:style-name="P160">Объяснение используемых в программах алгоритмов STL.</text:p>
        </text:list-item>
        <text:list-item>
          <text:p text:style-name="P161">Определения и объяснения,<text:s/>используемых предикатов и функций сравнения.</text:p>
        </text:list-item>
      </text:list>
      <text:p text:style-name="P162"/>
      <text:p text:style-name="P163"><text:tab/>Вопросы на защиту</text:p>
      <text:p text:style-name="P164"/>
      <text:list text:style-name="LFO5" text:continue-numbering="true">
        <text:list-item>
          <text:p text:style-name="P165">Какие классы реализованы в STL?</text:p>
        </text:list-item>
        <text:list-item>
          <text:p text:style-name="P166">Библиотека STL является динамической или статической?</text:p>
        </text:list-item>
        <text:list-item>
          <text:p text:style-name="P167">Какие заголовочные файлы необходимо подключить для использования в программе STL?</text:p>
        </text:list-item>
        <text:list-item>
          <text:p text:style-name="P168">Что такое “итератор” в<text:s/>STL? Каковы основные правила его использования?</text:p>
        </text:list-item>
        <text:list-item>
          <text:p text:style-name="P169">Что такое “контейнеры” в STL? Какие классы STL являются контейнерами?</text:p>
        </text:list-item>
        <text:list-item>
          <text:p text:style-name="P170">В чём различие ассоциативных контейнеров от обычных</text:p>
        </text:list-item>
        <text:list-item>
          <text:p text:style-name="P171">Что необходимо сделать для использования алгоритма сортировки в STL для пользовательского типа?</text:p>
        </text:list-item>
        <text:list-item>
          <text:p text:style-name="P172">Какие алгоритмы реализованы в STL?</text:p>
        </text:list-item>
      </text:list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анил Пшеничный</dc:creator>
    <meta:creation-date>2019-09-01T21:41:00Z</meta:creation-date>
    <dc:date>2020-12-22T12:09:00Z</dc:date>
    <meta:template xlink:href="Normal.dotm" xlink:type="simple"/>
    <meta:editing-cycles>56</meta:editing-cycles>
    <meta:editing-duration>PT27420S</meta:editing-duration>
    <meta:document-statistic meta:page-count="1" meta:paragraph-count="9" meta:word-count="725" meta:character-count="4850" meta:row-count="34" meta:non-whitespace-character-count="4134"/>
  </office:meta>
</office:document-meta>
</file>

<file path=Object 1/content.xml><?xml version="1.0" encoding="utf-8"?>
<mml:math xmlns:mml="http://www.w3.org/1998/Math/MathML" xmlns:m="http://schemas.openxmlformats.org/officeDocument/2006/math">
  <mml:mi>i</mml:mi>
  <mml:mo>=</mml:mo>
  <mml:mo>{</mml:mo>
  <mml:mfrac>
    <mml:mrow>
      <mml:mi>N</mml:mi>
      <mml:mo>-</mml:mo>
      <mml:mn>1</mml:mn>
    </mml:mrow>
    <mml:mrow>
      <mml:mn>10</mml:mn>
    </mml:mrow>
  </mml:mfrac>
  <mml:mo>}</mml:mo>
  <mml:mo>+</mml:mo>
  <mml:mn>1</mml:mn>
</mml:math>
</file>